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Ubuntu" svg:font-family="Ubuntu" style:font-adornments="Normal"/>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9.999cm" fo:break-before="page" table:align="center" style:writing-mode="lr-tb"/>
    </style:style>
    <style:style style:name="Tabla1.A" style:family="table-column">
      <style:table-column-properties style:column-width="1.998cm"/>
    </style:style>
    <style:style style:name="Tabla1.B" style:family="table-column">
      <style:table-column-properties style:column-width="2cm"/>
    </style:style>
    <style:style style:name="Tabla1.D" style:family="table-column">
      <style:table-column-properties style:column-width="2.002cm"/>
    </style:style>
    <style:style style:name="Tabla1.1" style:family="table-row">
      <style:table-row-properties style:min-row-height="0.587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data-style-name="N0">
      <style:table-cell-properties style:vertical-align="middle" fo:padding="0.097cm" fo:border-left="none" fo:border-right="none" fo:border-top="none" fo:border-bottom="0.05pt solid #000000"/>
    </style:style>
    <style:style style:name="Tabla1.A2" style:family="table-cell">
      <style:table-cell-properties style:vertical-align="middle" fo:padding="0.097cm" fo:border-left="none" fo:border-right="0.05pt solid #000000" fo:border-top="none" fo:border-bottom="none"/>
    </style:style>
    <style:style style:name="Tabla1.B2" style:family="table-cell" style:data-style-name="N0">
      <style:table-cell-properties fo:padding="0.097cm" fo:border="none"/>
    </style:style>
    <style:style style:name="Tabla1.C2" style:family="table-cell" style:data-style-name="N0">
      <style:table-cell-properties fo:padding="0.097cm" fo:border="none"/>
    </style:style>
    <style:style style:name="Tabla1.D2" style:family="table-cell" style:data-style-name="N0">
      <style:table-cell-properties fo:padding="0.097cm" fo:border="none"/>
    </style:style>
    <style:style style:name="Tabla1.E2" style:family="table-cell" style:data-style-name="N0">
      <style:table-cell-properties fo:padding="0.097cm" fo:border="none"/>
    </style:style>
    <style:style style:name="P1" style:family="paragraph" style:parent-style-name="Standard">
      <style:paragraph-properties fo:text-align="end" style:justify-single-word="false"/>
    </style:style>
    <style:style style:name="P2" style:family="paragraph" style:parent-style-name="cgBodyText">
      <style:text-properties fo:language="es" fo:country="ES"/>
    </style:style>
    <style:style style:name="P3" style:family="paragraph" style:parent-style-name="Text_20_body">
      <style:text-properties fo:font-size="11pt" fo:language="es" fo:country="ES" style:font-size-asian="11pt" style:font-size-complex="11pt"/>
    </style:style>
    <style:style style:name="P4" style:family="paragraph" style:parent-style-name="Table_20_Contents">
      <style:paragraph-properties fo:text-align="center" style:justify-single-word="false"/>
      <style:text-properties style:font-name="Times New Roman" fo:font-size="11pt" fo:language="es" fo:country="ES"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Times New Roman" fo:font-size="11pt" fo:language="es" fo:country="ES" style:font-size-asian="11pt" style:font-size-complex="11pt"/>
    </style:style>
    <style:style style:name="P6" style:family="paragraph" style:parent-style-name="Standard" style:list-style-name="Numbering_20_1">
      <style:paragraph-properties>
        <style:tab-stops>
          <style:tab-stop style:position="4.586cm"/>
        </style:tab-stops>
      </style:paragraph-properties>
      <style:text-properties style:font-name="Times New Roman1" fo:font-size="11pt" fo:language="es" fo:country="ES" style:font-size-asian="11pt" style:font-size-complex="11pt"/>
    </style:style>
    <style:style style:name="P7" style:family="paragraph" style:parent-style-name="Standard" style:master-page-name="Standard">
      <style:paragraph-properties fo:margin-top="0.176cm" fo:margin-bottom="0.21cm" loext:contextual-spacing="false" fo:line-height="100%" style:page-number="auto"/>
      <style:text-properties style:font-name="Arial1" fo:font-size="16pt" fo:language="es" fo:country="ES" fo:font-weight="bold" style:letter-kerning="true" style:font-name-asian="Times New Roman2" style:font-size-asian="16pt" style:language-asian="es" style:country-asian="ES" style:font-weight-asian="bold" style:font-name-complex="Arial2" style:font-size-complex="16pt" style:font-weight-complex="bold"/>
    </style:style>
    <style:style style:name="P8" style:family="paragraph" style:parent-style-name="Text_20_body" style:list-style-name="Numbering_20_1">
      <style:text-properties officeooo:paragraph-rsid="0019eb1d"/>
    </style:style>
    <style:style style:name="P9" style:family="paragraph" style:parent-style-name="Text_20_body" style:list-style-name="Numbering_20_1">
      <style:text-properties fo:language="es" fo:country="ES"/>
    </style:style>
    <style:style style:name="P10" style:family="paragraph" style:parent-style-name="Text_20_body" style:list-style-name="Numbering_20_1">
      <style:text-properties fo:language="es" fo:country="ES" officeooo:paragraph-rsid="00180ca2"/>
    </style:style>
    <style:style style:name="P11" style:family="paragraph" style:parent-style-name="Text_20_body" style:list-style-name="Numbering_20_1">
      <style:text-properties fo:language="es" fo:country="ES" officeooo:paragraph-rsid="001ba06e"/>
    </style:style>
    <style:style style:name="P12" style:family="paragraph" style:parent-style-name="Text_20_body" style:list-style-name="Numbering_20_1">
      <style:text-properties fo:font-size="11pt" fo:language="es" fo:country="ES" style:font-size-asian="11pt" style:font-size-complex="11pt"/>
    </style:style>
    <style:style style:name="P13" style:family="paragraph" style:parent-style-name="Text_20_body" style:list-style-name="Numbering_20_1">
      <style:text-properties fo:font-size="11pt" fo:language="es" fo:country="ES" officeooo:paragraph-rsid="0019eb1d" style:font-size-asian="11pt" style:font-size-complex="11pt"/>
    </style:style>
    <style:style style:name="P14" style:family="paragraph" style:parent-style-name="Text_20_body" style:list-style-name="Numbering_20_1">
      <style:text-properties fo:font-size="11pt" fo:language="es" fo:country="ES" officeooo:paragraph-rsid="0021912f" style:font-size-asian="11pt" style:font-size-complex="11pt"/>
    </style:style>
    <style:style style:name="P15" style:family="paragraph" style:parent-style-name="Text_20_body" style:list-style-name="Numbering_20_1">
      <style:text-properties style:font-name="Times New Roman1" fo:font-size="11pt" fo:language="es" fo:country="ES" fo:font-style="normal" fo:font-weight="normal" officeooo:paragraph-rsid="00180ca2" style:font-size-asian="11pt" style:language-asian="en" style:country-asian="US" style:font-size-complex="11pt"/>
    </style:style>
    <style:style style:name="P16" style:family="paragraph" style:parent-style-name="Text_20_body" style:list-style-name="Numbering_20_1">
      <style:text-properties style:font-name="Times New Roman1" fo:font-size="11pt" fo:language="es" fo:country="ES" style:font-size-asian="11pt" style:font-size-complex="11pt"/>
    </style:style>
    <style:style style:name="P17" style:family="paragraph" style:parent-style-name="Text_20_body" style:list-style-name="Numbering_20_1">
      <style:paragraph-properties fo:break-before="page"/>
      <style:text-properties fo:language="es" fo:country="ES"/>
    </style:style>
    <style:style style:name="T1" style:family="text">
      <style:text-properties style:font-name="DejaVu Sans"/>
    </style:style>
    <style:style style:name="T2" style:family="text">
      <style:text-properties style:font-name="Times New Roman1"/>
    </style:style>
    <style:style style:name="T3" style:family="text">
      <style:text-properties fo:font-weight="bold" style:font-weight-asian="bold" style:font-weight-complex="bold"/>
    </style:style>
    <style:style style:name="T4" style:family="text">
      <style:text-properties fo:font-size="11pt" style:font-size-asian="11pt" style:font-size-complex="11pt"/>
    </style:style>
    <style:style style:name="T5" style:family="text">
      <style:text-properties fo:font-size="11pt" fo:font-weight="normal" style:font-size-asian="11pt" style:font-weight-asian="normal" style:font-size-complex="11pt" style:font-weight-complex="normal"/>
    </style:style>
    <style:style style:name="T6" style:family="text">
      <style:text-properties style:font-name="Ubuntu"/>
    </style:style>
    <style:style style:name="T7" style:family="text">
      <style:text-properties style:font-name="Times New Roman"/>
    </style:style>
    <style:style style:name="T8" style:family="text">
      <style:text-properties officeooo:rsid="00084b99"/>
    </style:style>
    <style:style style:name="T9" style:family="text">
      <style:text-properties officeooo:rsid="002115c0"/>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ueba de preparación 4 <text:tab/><text:tab/><text:tab/><text:tab/><text:span text:style-name="T9">06/n</text:span>ov/201<text:span text:style-name="T9">7</text:span></text:p>
      <text:p text:style-name="P2">Apellidos …............................................................<text:tab/>Nombre ….........................</text:p>
      <text:p text:style-name="P2"/>
      <text:list xml:id="list947634263" text:style-name="Numbering_20_1">
        <text:list-item>
          <text:p text:style-name="P9"><text:span text:style-name="T4">¿Qué tipo de variable aleatoria es "</text:span><text:span text:style-name="Emphasis"><text:span text:style-name="T4">número de latidos cardíacos por minuto en una persona adulta</text:span></text:span><text:span text:style-name="T4">"</text:span></text:p>
          <text:list>
            <text:list-item>
              <text:p text:style-name="P12">Continua</text:p>
            </text:list-item>
            <text:list-item>
              <text:p text:style-name="P12">Discreta</text:p>
            </text:list-item>
            <text:list-item>
              <text:p text:style-name="P12">No es una variable aleatoria</text:p>
            </text:list-item>
          </text:list>
        </text:list-item>
        <text:list-item>
          <text:p text:style-name="P12">Las normas de evaluación de una asignatura señalan que habrá un examen con preguntas de elección múltiple, con cinco posibles respuestas. Si la respuesta es correcta, se puntúa con 1 punto. Pero si es incorrecta, se puntúa con -0,25 puntos.</text:p>
        </text:list-item>
      </text:list>
      <text:p text:style-name="P3">Si un estudiante responde al azar una pregunta, ¿qué esperanza matemática tiene la distribución de probabilidad de esa variable aleatoria?</text:p>
      <text:list xml:id="list53601843280286" text:continue-numbering="true" text:style-name="Numbering_20_1">
        <text:list-item>
          <text:list>
            <text:list-item>
              <text:p text:style-name="P12">0,0</text:p>
            </text:list-item>
            <text:list-item>
              <text:p text:style-name="P12">0,2</text:p>
            </text:list-item>
            <text:list-item>
              <text:p text:style-name="P12">0,5</text:p>
            </text:list-item>
          </text:list>
        </text:list-item>
        <text:list-item>
          <text:p text:style-name="P10">Si el valor de la varianza es pequeño, ¿qué indica acerca de la distribución de los valores?</text:p>
          <text:list>
            <text:list-item text:start-value="1">
              <text:p text:style-name="P10">La mayor parte de los valores son muy diferentes al valor de la media aritmética.</text:p>
            </text:list-item>
            <text:list-item>
              <text:p text:style-name="P10">No se puede interpretar a menos que conozcamos el valor de la media aritmética.</text:p>
            </text:list-item>
            <text:list-item>
              <text:p text:style-name="P15">La mayoría de los valores están próximos al valor de la media aritmética.</text:p>
            </text:list-item>
          </text:list>
        </text:list-item>
        <text:list-item>
          <text:p text:style-name="P9"><text:span text:style-name="T4">El estudio de las características del pie humano ha llevado a que unos investigadores concluyan que la variable "</text:span><text:span text:style-name="Emphasis"><text:span text:style-name="T4">longitud del pie</text:span></text:span><text:span text:style-name="T4">" sigue una distribución normal N(38,5). ¿Cuál de los siguientes intervalos incluye aproximadamente al 95% de la población?</text:span></text:p>
          <text:list>
            <text:list-item>
              <text:p text:style-name="P12">(33; 43)</text:p>
            </text:list-item>
            <text:list-item>
              <text:p text:style-name="P12">(28; 48)</text:p>
            </text:list-item>
            <text:list-item>
              <text:p text:style-name="P12">(23; 53)</text:p>
            </text:list-item>
          </text:list>
        </text:list-item>
        <text:list-item>
          <text:p text:style-name="P12">Con respecto a la distribución normal tipificada ¿Cuál de las siguientes afirmaciones es correcta?</text:p>
          <text:list>
            <text:list-item>
              <text:p text:style-name="P12">La media y la varianza son iguales</text:p>
            </text:list-item>
            <text:list-item>
              <text:p text:style-name="P12">La media es 1 y la varianza es 0</text:p>
            </text:list-item>
            <text:list-item>
              <text:p text:style-name="P12">La media es 0 y la varianza es 1</text:p>
            </text:list-item>
          </text:list>
        </text:list-item>
        <text:list-item>
          <text:p text:style-name="P9"><text:span text:style-name="T4">Entre los pacientes atendidos por dolor de espalda, se ha estudiado la variable "</text:span><text:span text:style-name="Emphasis"><text:span text:style-name="T4">número de fracturas vertebrales</text:span></text:span><text:span text:style-name="T4">”. La distribución de probabilidad de esa variable es la siguiente:</text:span></text:p>
        </text:list-item>
      </text:list>
      <table:table table:name="Tabla1" table:style-name="Tabla1">
        <table:table-column table:style-name="Tabla1.A"/>
        <table:table-column table:style-name="Tabla1.B"/>
        <table:table-column table:style-name="Tabla1.A"/>
        <table:table-column table:style-name="Tabla1.D"/>
        <table:table-column table:style-name="Tabla1.B"/>
        <table:table-row table:style-name="Tabla1.1">
          <table:table-cell table:style-name="Tabla1.A1" office:value-type="string">
            <text:p text:style-name="P4">t</text:p>
          </table:table-cell>
          <table:table-cell table:style-name="Tabla1.B1" office:value-type="float" office:value="0">
            <text:p text:style-name="P5">0</text:p>
          </table:table-cell>
          <table:table-cell table:style-name="Tabla1.B1" office:value-type="float" office:value="1">
            <text:p text:style-name="P5">1</text:p>
          </table:table-cell>
          <table:table-cell table:style-name="Tabla1.B1" office:value-type="float" office:value="2">
            <text:p text:style-name="P5">2</text:p>
          </table:table-cell>
          <table:table-cell table:style-name="Tabla1.B1" office:value-type="float" office:value="3">
            <text:p text:style-name="P5">3</text:p>
          </table:table-cell>
        </table:table-row>
        <table:table-row>
          <table:table-cell table:style-name="Tabla1.A2" office:value-type="string">
            <text:p text:style-name="P4">P(X=t)</text:p>
          </table:table-cell>
          <table:table-cell table:style-name="Tabla1.B2" office:value-type="float" office:value="0.2">
            <text:p text:style-name="P5">0,2</text:p>
          </table:table-cell>
          <table:table-cell table:style-name="Tabla1.C2" office:value-type="float" office:value="0.5">
            <text:p text:style-name="P5">0,5</text:p>
          </table:table-cell>
          <table:table-cell table:style-name="Tabla1.D2" office:value-type="float" office:value="0.1">
            <text:p text:style-name="P5">0,1</text:p>
          </table:table-cell>
          <table:table-cell table:style-name="Tabla1.E2" office:value-type="float" office:value="0.2">
            <text:p text:style-name="P5">0,2</text:p>
          </table:table-cell>
        </table:table-row>
      </table:table>
      <text:p text:style-name="P3">¿Cuál es la esperanza matemática de esta distribución?</text:p>
      <text:list xml:id="list53601406834953" text:continue-numbering="true" text:style-name="Numbering_20_1">
        <text:list-item>
          <text:list>
            <text:list-item>
              <text:p text:style-name="P12">0,25</text:p>
            </text:list-item>
            <text:list-item>
              <text:p text:style-name="P12">1,25</text:p>
            </text:list-item>
            <text:list-item>
              <text:p text:style-name="P12">1,30</text:p>
            </text:list-item>
          </text:list>
        </text:list-item>
        <text:list-item>
          <text:p text:style-name="P12">Se estima que las reacciones adversas tras administrar la vacuna antigripal a personas mayores de 50 años, aparecen en 15 casos por cada millón de personas vacunadas. Las autoridades sanitarias están planificando una campaña de vacunación para la población andaluza mayor de 50 años (aproximadamente 2 millones de personas en ese grupo de edad) y quieren valorar la cantidad de casos de reacciones adversas que se pueden producir.</text:p>
        </text:list-item>
      </text:list>
      <text:p text:style-name="P3">¿Cuál es la distribución de probabilidad que mejor representa el comportamiento de la variable “número de casos de reacciones adversas observados en la población”?</text:p>
      <text:list xml:id="list53601315382322" text:continue-numbering="true" text:style-name="Numbering_20_1">
        <text:list-item>
          <text:list>
            <text:list-item>
              <text:p text:style-name="P12">Binomial</text:p>
            </text:list-item>
            <text:list-item>
              <text:p text:style-name="P12">Poisson</text:p>
            </text:list-item>
            <text:list-item>
              <text:p text:style-name="P12">Normal.</text:p>
            </text:list-item>
          </text:list>
        </text:list-item>
        <text:list-item>
          <text:p text:style-name="P11">El coeficiente de correlación entre dos variables es 0,61. ¿Qué porcentaje de las variaciones de la variable dependiente se puede explicar por la otra variable?</text:p>
          <text:list>
            <text:list-item>
              <text:p text:style-name="P11">37%</text:p>
            </text:list-item>
            <text:list-item>
              <text:p text:style-name="P14">39%</text:p>
            </text:list-item>
            <text:list-item>
              <text:p text:style-name="P14">61%</text:p>
            </text:list-item>
          </text:list>
        </text:list-item>
        <text:list-item>
          <text:p text:style-name="P12"><text:bookmark-start text:name="DDE_LINK"/>En relación con la <text:span text:style-name="T3">función de probabilidad</text:span> de una variable aleatoria discreta, ¿cuál de las siguientes afirmaciones es correcta?</text:p>
          <text:list>
            <text:list-item>
              <text:p text:style-name="P12">La representación gráfica tiene forma de escalera.</text:p>
            </text:list-item>
            <text:list-item>
              <text:p text:style-name="P12">Proporciona la probabilidad en un punto.</text:p>
            </text:list-item>
            <text:list-item>
              <text:p text:style-name="P12">Solamente proporciona la probabilidad en un intervalo de valores<text:bookmark-end text:name="DDE_LINK"/>.</text:p>
            </text:list-item>
          </text:list>
        </text:list-item>
        <text:list-item>
          <text:p text:style-name="P12">Las cifras de glucemia (concentración de glucosa en la sangre) se distribuyen según una curva normal. La media de esa distribución es 100 y la desviación típica es 20. </text:p>
        </text:list-item>
      </text:list>
      <text:p text:style-name="P3">Un investigador ha estudiado las glucemias en una muestra de 20 estudiantes de Medicina. Para ello tipifica los valores observados. ¿Qué valores tomará la media (M) y la desviación estándar (DS) de esos valores transformados?</text:p>
      <text:list xml:id="list53602240356568" text:continue-numbering="true" text:style-name="Numbering_20_1">
        <text:list-item>
          <text:list>
            <text:list-item>
              <text:p text:style-name="P12">M = 0; DS = 1.</text:p>
            </text:list-item>
            <text:list-item>
              <text:p text:style-name="P12">M = 0; DS = 5.</text:p>
            </text:list-item>
            <text:list-item>
              <text:p text:style-name="P12">M = 5; <text:s/>DS= 0,2.</text:p>
            </text:list-item>
          </text:list>
        </text:list-item>
        <text:list-item>
          <text:p text:style-name="P12"><text:soft-page-break/>¿Cuál de las siguientes respuestas es cierta en las variables aleatorias continuas?</text:p>
          <text:list>
            <text:list-item>
              <text:p text:style-name="P12">Solamente puede tomar valores enteros (p.e. 0, 1, 2, ...)</text:p>
            </text:list-item>
            <text:list-item>
              <text:p text:style-name="P12">Solamente puede tomar un número finito de valores distintos</text:p>
            </text:list-item>
            <text:list-item>
              <text:p text:style-name="P12">Solamente puede tomar un número infinito de valores</text:p>
            </text:list-item>
          </text:list>
        </text:list-item>
        <text:list-item>
          <text:p text:style-name="P8">Cuando se aplica una prueba diagnóstica, ¿cuál de las siguientes condiciones puede cambiar su valor al aplicarla en condiciones distintas?</text:p>
          <text:list>
            <text:list-item text:start-value="1">
              <text:p text:style-name="P8">Prevalencia.</text:p>
            </text:list-item>
            <text:list-item>
              <text:p text:style-name="P8">Sensibilidad.</text:p>
            </text:list-item>
            <text:list-item>
              <text:p text:style-name="P13">Especificidad.</text:p>
            </text:list-item>
          </text:list>
        </text:list-item>
        <text:list-item>
          <text:p text:style-name="P9"><text:span text:style-name="T4">La variable "</text:span><text:span text:style-name="Emphasis"><text:span text:style-name="T4">número de fracturas vertebrales</text:span></text:span><text:span text:style-name="T4">", diagnosticadas en personas con osteoporosis, sigue aproximadamente una distribución de Poisson. Unos investigadores han realizado un estudio en personas con osteoporosis, y han encontrado que la media (lambda) de estas fracturas es 1,3.</text:span></text:p>
        </text:list-item>
      </text:list>
      <text:p text:style-name="P3">¿Cuál es el valor de la varianza de esta distribución?</text:p>
      <text:list xml:id="list53601362245135" text:continue-numbering="true" text:style-name="Numbering_20_1">
        <text:list-item>
          <text:list>
            <text:list-item>
              <text:p text:style-name="P12">(1,3)<text:span text:style-name="T1">²</text:span></text:p>
            </text:list-item>
            <text:list-item>
              <text:p text:style-name="P12">√1,3</text:p>
            </text:list-item>
            <text:list-item>
              <text:p text:style-name="P12"><text:span text:style-name="T1">1,3</text:span></text:p>
            </text:list-item>
          </text:list>
        </text:list-item>
        <text:list-item>
          <text:p text:style-name="P12">El crecimiento semanal de las uñas de los dedos de la mano (en mm) es una variable aleatoria, que sigue aproximadamente una distribución normal. Unos investigadores han estimado que la media de la distribución es 0,8 y la desviación típica es 0,1.</text:p>
        </text:list-item>
      </text:list>
      <text:p text:style-name="P3">¿Cuál es el valor del crecimiento de uña semanal que alcanzan como mínimo la mitad de las personas estudiadas? </text:p>
      <text:list xml:id="list53601273703924" text:continue-numbering="true" text:style-name="Numbering_20_1">
        <text:list-item>
          <text:list>
            <text:list-item>
              <text:p text:style-name="P14">0,1</text:p>
            </text:list-item>
            <text:list-item>
              <text:p text:style-name="P14">0,7</text:p>
            </text:list-item>
            <text:list-item>
              <text:p text:style-name="P12">0,8</text:p>
            </text:list-item>
          </text:list>
        </text:list-item>
        <text:list-item>
          <text:p text:style-name="P9"><text:span text:style-name="T4"><text:s/>La variable "</text:span><text:span text:style-name="Emphasis"><text:span text:style-name="T5">ángulo de Cobb</text:span></text:span><text:span text:style-name="T4">" sirve para medir la escoliosis en los pacientes con alteraciones de la columna vertebral. En esos pacientes, esta variable sigue una distribución aproximadamente normal, con parámetros N(40,2).</text:span></text:p>
        </text:list-item>
      </text:list>
      <text:p text:style-name="P3">Al hacer la exploración de la espalda de un paciente, el valor encontrado es 42º. ¿Qué porcentaje de la población tiene un ángulo aún mayor que el de este paciente?</text:p>
      <text:list xml:id="list53601935678419" text:continue-numbering="true" text:style-name="Numbering_20_1">
        <text:list-item>
          <text:list>
            <text:list-item>
              <text:p text:style-name="P12">16%</text:p>
            </text:list-item>
            <text:list-item>
              <text:p text:style-name="P12">68%</text:p>
            </text:list-item>
            <text:list-item>
              <text:p text:style-name="P12">95%</text:p>
            </text:list-item>
          </text:list>
        </text:list-item>
      </text:list>
      <text:p text:style-name="P3"/>
      <text:p text:style-name="P3"/>
      <text:list xml:id="list53603258341681" text:continue-numbering="true" text:style-name="Numbering_20_1">
        <text:list-item>
          <text:p text:style-name="P12"><text:soft-page-break/>En un estudio, realizado entre los 10 pacientes con diabetes atendidos por un médico de familia, se determinó si había alguna úlcera diabética en el pie de cada uno de esos pacientes.</text:p>
        </text:list-item>
      </text:list>
      <text:p text:style-name="P3">La probabilidad de que se produzca este problema es 0,3. ¿Cuál es la media de esta distribución binomial?</text:p>
      <text:list xml:id="list53602420621171" text:continue-numbering="true" text:style-name="Numbering_20_1">
        <text:list-item>
          <text:list>
            <text:list-item>
              <text:p text:style-name="P12">10</text:p>
            </text:list-item>
            <text:list-item>
              <text:p text:style-name="P12">0,3</text:p>
            </text:list-item>
            <text:list-item>
              <text:p text:style-name="P12">3</text:p>
            </text:list-item>
          </text:list>
        </text:list-item>
        <text:list-item>
          <text:p text:style-name="P12"><text:s/><text:span text:style-name="T2">La sensibilidad de una prueba diagnóstica es 0,75 y la especificidad es 0,85. ¿Cuál es la probabilidad de un resultado falso negativo?</text:span></text:p>
          <text:list>
            <text:list-item text:start-value="1">
              <text:p text:style-name="P6">0,25</text:p>
            </text:list-item>
            <text:list-item>
              <text:p text:style-name="P6">0,15</text:p>
            </text:list-item>
            <text:list-item>
              <text:p text:style-name="P16">0,20</text:p>
            </text:list-item>
          </text:list>
        </text:list-item>
        <text:list-item>
          <text:p text:style-name="P6">Si cuando ocurre un suceso, al que llamamos <text:span text:style-name="T3">A</text:span>, su probabilidad no se modifica aunque previamente ocurra otro suceso llamado <text:span text:style-name="T3">B</text:span>, ¿cómo se dice que son ambos sucesos entre si?:</text:p>
          <text:list>
            <text:list-item text:start-value="1">
              <text:p text:style-name="P6">Incompatibles.</text:p>
            </text:list-item>
            <text:list-item>
              <text:p text:style-name="P6">Incondicionales.</text:p>
            </text:list-item>
            <text:list-item>
              <text:p text:style-name="P6">Independientes.</text:p>
            </text:list-item>
          </text:list>
        </text:list-item>
        <text:list-item>
          <text:p text:style-name="P12">En un reciente estudio se ha comprobado que, en la población española mayor de 40 años, la distribución de la concentración de colesterol en la sangre sigue una distribución normal, con una media <text:span text:style-name="T6">μ</text:span>= 160 mg/100 ml y una desviación típica <text:span text:style-name="T6">σ</text:span><text:span text:style-name="T7">=</text:span>40 mg/100 ml. </text:p>
        </text:list-item>
      </text:list>
      <text:p text:style-name="P3">Si esos valores los convertimos en valores normales tipificados (z), ¿cuál de las siguientes afirmaciones es correcta?</text:p>
      <text:list xml:id="list53602792096021" text:continue-numbering="true" text:style-name="Numbering_20_1">
        <text:list-item>
          <text:list>
            <text:list-item>
              <text:p text:style-name="P12">La media tipificada (z) será igual a 0, pero la mediana no se puede determinar.</text:p>
            </text:list-item>
            <text:list-item>
              <text:p text:style-name="P12">Tanto la media tipificada (z) como la mediana serán igual a cero.</text:p>
            </text:list-item>
            <text:list-item>
              <text:p text:style-name="P12">La media tipificada (z) será igual a 40.</text:p>
            </text:list-item>
          </text:list>
        </text:list-item>
        <text:list-item>
          <text:p text:style-name="P12">En las familias españolas, el número medio de hijos es de 1,7. Si en un pueblo, con 300 familias, quisiéramos estimar la proporción de familias que no tienen ningún hijo, ¿cuál de las siguientes soluciones nos proporcionaría esa información?</text:p>
          <text:list>
            <text:list-item>
              <text:p text:style-name="P12">Calcularíamos la probabilidad usando la distribución de Poisson.</text:p>
            </text:list-item>
            <text:list-item>
              <text:p text:style-name="P12">Calcularíamos la probabilidad usando la distribución binomial.</text:p>
            </text:list-item>
            <text:list-item>
              <text:p text:style-name="P12"><text:bookmark-start text:name="__DdeLink__211_930946230"/>C<text:bookmark-end text:name="__DdeLink__211_930946230"/>alcularíamos la probabilidad usando una aproximación a la distribución Norm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Ubuntu" svg:font-family="Ubuntu" style:font-adornments="Normal"/>
    <style:font-face style:name="DejaVu Sans" svg:font-family="'DejaVu Sans'" style:font-adornments="Norm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Arial Unicode MS"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Text_20_body" style:default-outline-level="1" style:class="text"/>
    <style:style style:name="cgBodyText" style:family="paragraph" style:parent-style-name="Standard">
      <style:paragraph-properties fo:margin-top="0cm" fo:margin-bottom="0cm" loext:contextual-spacing="false" fo:line-height="100%"/>
      <style:text-properties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BoxText" style:family="paragraph" style:parent-style-name="Standard">
      <style:paragraph-properties fo:margin-top="0cm" fo:margin-bottom="0cm" loext:contextual-spacing="false" fo:line-height="100%" fo:orphans="2" fo:widows="2" fo:hyphenation-ladder-count="no-limit" fo:padding="0.141cm" fo:border="0.51pt solid #00000a"/>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Caption" style:family="paragraph" style:parent-style-name="cgBodyText">
      <style:text-properties fo:color="#666699" fo:font-size="10pt" style:font-size-asian="10pt"/>
    </style:style>
    <style:style style:name="cgComment" style:family="paragraph" style:parent-style-name="Standard">
      <style:paragraph-properties fo:margin-top="0cm" fo:margin-bottom="0cm" loext:contextual-spacing="false" fo:line-height="100%" fo:orphans="2" fo:widows="2" fo:hyphenation-ladder-count="no-limit" fo:padding-left="0.141cm" fo:padding-right="0.141cm" fo:padding-top="0.035cm" fo:padding-bottom="0.035cm" fo:border="0.51pt solid #00000a"/>
      <style:text-properties fo:color="#000000" style:font-name="Arial1" fo:font-family="Arial" style:font-family-generic="roman" style:font-pitch="variable" fo:font-size="12pt" fo:language="en" fo:country="GB" fo:font-style="italic" style:font-name-asian="Times New Roman2" style:font-family-asian="'Times New Roman'" style:font-family-generic-asian="system" style:font-pitch-asian="variable" style:font-size-asian="12pt" style:font-style-asian="italic" style:font-name-complex="Arial2" style:font-family-complex="Arial" style:font-family-generic-complex="system" style:font-pitch-complex="variable" style:font-size-complex="12pt" style:font-style-complex="italic" fo:hyphenate="false" fo:hyphenation-remain-char-count="2" fo:hyphenation-push-char-count="2"/>
    </style:style>
    <style:style style:name="cgDefinition" style:family="paragraph" style:parent-style-name="Standard">
      <loext:graphic-properties draw:fill="solid" draw:fill-color="#ccecff" draw:opacity="100%"/>
      <style:paragraph-properties fo:margin-top="0cm" fo:margin-bottom="0cm" loext:contextual-spacing="false" fo:line-height="100%" fo:orphans="2" fo:widows="2" fo:hyphenation-ladder-count="no-limit" fo:background-color="#ccecff"/>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eading" style:family="paragraph" style:parent-style-name="Standard">
      <style:paragraph-properties fo:margin-top="0cm" fo:margin-bottom="0.212cm" loext:contextual-spacing="false" fo:line-height="100%"/>
      <style:text-properties style:font-name="Arial1"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style>
    <style:style style:name="cgHTMLInclude" style:family="paragraph" style:parent-style-name="Standard">
      <loext:graphic-properties draw:fill="solid" draw:fill-color="#bdc7d0" draw:opacity="100%"/>
      <style:paragraph-properties fo:margin-top="0cm" fo:margin-bottom="0cm" loext:contextual-spacing="false" fo:line-height="100%" fo:orphans="2" fo:widows="2" fo:hyphenation-ladder-count="no-limit" fo:background-color="#bdc7d0" fo:padding-left="0.141cm" fo:padding-right="0.141cm" fo:padding-top="0.035cm" fo:padding-bottom="0.035cm" fo:border="0.51pt solid #00000a">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HTMLHeadInclude" style:family="paragraph" style:parent-style-name="cgHTMLInclude"/>
    <style:style style:name="cgInclude" style:family="paragraph" style:parent-style-name="cgBodyText">
      <loext:graphic-properties draw:fill="solid" draw:fill-color="#a4a4c2" draw:opacity="100%"/>
      <style:paragraph-properties fo:background-color="#a4a4c2"/>
    </style:style>
    <style:style style:name="cgLiteral" style:family="paragraph" style:parent-style-name="Standard">
      <loext:graphic-properties draw:fill="solid" draw:fill-color="#dc8688" draw:opacity="100%"/>
      <style:paragraph-properties fo:margin-top="0cm" fo:margin-bottom="0cm" loext:contextual-spacing="false" fo:line-height="100%" fo:orphans="2" fo:widows="2" fo:hyphenation-ladder-count="no-limit" fo:background-color="#dc8688">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PageTitle" style:family="paragraph" style:parent-style-name="Standard">
      <loext:graphic-properties draw:fill="solid" draw:fill-color="#83a8c1" draw:opacity="100%"/>
      <style:paragraph-properties fo:margin-top="0cm" fo:margin-bottom="0cm" loext:contextual-spacing="false" fo:line-height="100%" fo:orphans="2" fo:widows="2" fo:hyphenation-ladder-count="no-limit" fo:background-color="#83a8c1"/>
      <style:text-properties fo:color="#000000" style:font-name="Arial1" fo:font-family="Arial" style:font-family-generic="roman" style:font-pitch="variable" fo:font-size="14pt" fo:language="en" fo:country="GB" fo:font-weight="bold" style:font-name-asian="Times New Roman2" style:font-family-asian="'Times New Roman'" style:font-family-generic-asian="system" style:font-pitch-asian="variable" style:font-size-asian="14pt" style:font-weight-asian="bold" style:font-name-complex="Arial2" style:font-family-complex="Arial" style:font-family-generic-complex="system" style:font-pitch-complex="variable" style:font-size-complex="12pt" style:font-weight-complex="bold" fo:hyphenate="false" fo:hyphenation-remain-char-count="2" fo:hyphenation-push-char-count="2"/>
    </style:style>
    <style:style style:name="cgPanelText" style:family="paragraph" style:parent-style-name="Standard">
      <loext:graphic-properties draw:fill="solid" draw:fill-color="#d9d9d9" draw:opacity="100%"/>
      <style:paragraph-properties fo:margin-top="0cm" fo:margin-bottom="0cm" loext:contextual-spacing="false" fo:line-height="100%" fo:background-color="#d9d9d9"/>
      <style:text-properties style:font-name="Arial1" fo:font-family="Arial" style:font-family-generic="roman" style:font-pitch="variable" fo:font-size="12pt" fo:language="en" fo:country="GB"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cgPopup" style:family="paragraph" style:parent-style-name="cgBodyText">
      <loext:graphic-properties draw:fill="solid" draw:fill-color="#99ccff" draw:opacity="100%"/>
      <style:paragraph-properties fo:background-color="#99ccff" fo:padding="0.141cm" fo:border="0.51pt solid #00000a"/>
    </style:style>
    <style:style style:name="cgQuoteText" style:family="paragraph" style:parent-style-name="cgBodyText">
      <loext:graphic-properties draw:fill="solid" draw:fill-color="#ffff99" draw:opacity="100%"/>
      <style:paragraph-properties fo:margin-left="1cm" fo:margin-right="1cm" fo:margin-top="0cm" fo:margin-bottom="0.353cm" loext:contextual-spacing="false" fo:text-indent="0cm" style:auto-text-indent="false" fo:background-color="#ffff99"/>
      <style:text-properties fo:font-style="italic" style:font-style-asian="italic" style:font-style-complex="italic"/>
    </style:style>
    <style:style style:name="cgSectionTitle" style:family="paragraph" style:parent-style-name="cgBodyText">
      <loext:graphic-properties draw:fill="solid" draw:fill-color="#ff9900" draw:opacity="100%"/>
      <style:paragraph-properties fo:background-color="#ff9900"/>
      <style:text-properties fo:font-size="14pt" fo:font-weight="bold" style:font-size-asian="14pt" style:font-weight-asian="bold"/>
    </style:style>
    <style:style style:name="cgSubHeading" style:family="paragraph" style:parent-style-name="Standard">
      <style:paragraph-properties fo:margin-top="0cm" fo:margin-bottom="0.106cm" loext:contextual-spacing="false" fo:line-height="100%"/>
      <style:text-properties style:font-name="Arial1" fo:font-family="Arial" style:font-family-generic="roman" style:font-pitch="variable" fo:font-size="12pt" fo:language="en" fo:country="GB" fo:font-weight="bold" style:font-name-asian="Times New Roman2" style:font-family-asian="'Times New Roma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cgSummary" style:family="paragraph" style:parent-style-name="Standard">
      <loext:graphic-properties draw:fill="solid" draw:fill-color="#ffff00" draw:opacity="100%"/>
      <style:paragraph-properties fo:margin-top="0cm" fo:margin-bottom="0cm" loext:contextual-spacing="false" fo:line-height="100%" fo:orphans="2" fo:widows="2" fo:hyphenation-ladder-count="no-limit" fo:background-color="#ffff00">
        <style:tab-stops>
          <style:tab-stop style:position="2cm"/>
          <style:tab-stop style:position="4.001cm"/>
          <style:tab-stop style:position="6.001cm"/>
        </style:tab-stops>
      </style:paragraph-properties>
      <style:text-properties fo:color="#000000" style:font-name="Arial1" fo:font-family="Arial" style:font-family-generic="roman" style:font-pitch="variable" fo:font-size="12pt" fo:language="en" fo:country="US" style:font-name-asian="Times New Roman2" style:font-family-asian="'Times New Roman'" style:font-family-generic-asian="system" style:font-pitch-asian="variable" style:font-size-asian="12pt" style:font-name-complex="Arial2" style:font-family-complex="Arial" style:font-family-generic-complex="system" style:font-pitch-complex="variable" style:font-size-complex="12pt" fo:hyphenate="false" fo:hyphenation-remain-char-count="2" fo:hyphenation-push-char-count="2"/>
    </style:style>
    <style:style style:name="cgTableColumnHead" style:family="paragraph" style:parent-style-name="cgLiteral">
      <loext:graphic-properties draw:fill="solid" draw:fill-color="#ffcc00" draw:opacity="100%"/>
      <style:paragraph-properties fo:background-color="#ffcc00"/>
      <style:text-properties fo:language="en" fo:country="US"/>
    </style:style>
    <style:style style:name="cgTableRowHead" style:family="paragraph" style:parent-style-name="cgTableColumnHead">
      <loext:graphic-properties draw:fill="solid" draw:fill-color="#ffcc99" draw:opacity="100%"/>
      <style:paragraph-properties fo:background-color="#ffcc99"/>
    </style:style>
    <style:style style:name="xxQuestionBody" style:family="paragraph" style:parent-style-name="cgBodyText">
      <loext:graphic-properties draw:fill="solid" draw:fill-color="#cccccc" draw:opacity="100%"/>
      <style:paragraph-properties fo:background-color="#cccccc"/>
      <style:text-properties text:display="none"/>
    </style:style>
    <style:style style:name="xxQuestionHide" style:family="paragraph" style:parent-style-name="cgBodyText">
      <loext:graphic-properties draw:fill="solid" draw:fill-color="#cccccc" draw:opacity="100%"/>
      <style:paragraph-properties fo:background-color="#cccccc"/>
      <style:text-properties text:display="none"/>
    </style:style>
    <style:style style:name="xxQuestionShow" style:family="paragraph" style:parent-style-name="cgBodyText">
      <loext:graphic-properties draw:fill="solid" draw:fill-color="#cccccc" draw:opacity="100%"/>
      <style:paragraph-properties fo:background-color="#cccccc"/>
    </style:style>
    <style:style style:name="xxQuestionSummary" style:family="paragraph" style:parent-style-name="cgBodyText">
      <loext:graphic-properties draw:fill="solid" draw:fill-color="#cccccc" draw:opacity="100%"/>
      <style:paragraph-properties fo:background-color="#cccccc"/>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Texto_20_de_20_globo_20_Car" style:display-name="Texto de globo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Título_20_1_20_Car" style:display-name="Título 1 Car" style:family="text">
      <style:text-properties style:font-name="Times New Roman1" fo:font-family="'Times New Roman'" style:font-family-generic="roman" style:font-pitch="variable" fo:font-size="24pt" fo:font-weight="bold" style:letter-kerning="true" style:font-name-asian="Times New Roman2" style:font-family-asian="'Times New Roman'" style:font-family-generic-asian="system" style:font-pitch-asian="variable" style:font-size-asian="24pt" style:language-asian="es" style:country-asian="ES" style:font-weight-asian="bold" style:font-name-complex="Times New Roman2" style:font-family-complex="'Times New Roman'"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uente_20_de_20_párrafo_20_predeter." style:display-name="Fuente de párrafo predeter." style:family="text">
      <style:text-properties fo:font-size="12pt" fo:language="en" fo:country="US" style:language-asian="en" style:country-asian="US" style:font-size-complex="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101cm" fo:margin-left="0.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649cm" fo:margin-left="1.64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space" fo:text-indent="0.501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247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iversidad de Sevilla</meta:initial-creator>
    <meta:editing-cycles>43</meta:editing-cycles>
    <meta:creation-date>2010-04-03T10:02:00</meta:creation-date>
    <dc:date>2017-11-03T05:35:59.679000000</dc:date>
    <meta:editing-duration>PT19H53M45S</meta:editing-duration>
    <meta:generator>LibreOffice/5.4.1.2$Windows_x86 LibreOffice_project/ea7cb86e6eeb2bf3a5af73a8f7777ac570321527</meta:generator>
    <meta:document-statistic meta:table-count="1" meta:image-count="0" meta:object-count="0" meta:page-count="4" meta:paragraph-count="102" meta:word-count="1126" meta:character-count="6613" meta:non-whitespace-character-count="5660"/>
    <meta:template xlink:type="simple" xlink:actuate="onRequest" xlink:title="Normal.dotm" xlink:href=""/>
  </office:meta>
</office:document-meta>
</file>